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/>
      <style:text-properties fo:font-weight="bold" style:font-weight-asian="bold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TableColumn6" style:family="table-column">
      <style:table-column-properties style:column-width="2.9493in"/>
    </style:style>
    <style:style style:name="TableColumn7" style:family="table-column">
      <style:table-column-properties style:column-width="2.9493in"/>
    </style:style>
    <style:style style:name="Table5" style:family="table">
      <style:table-properties style:width="5.898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justify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justify"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justify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justify"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justify"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justify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justify" fo:margin-bottom="0in" fo:line-height="100%"/>
    </style:style>
    <style:style style:name="P43" style:parent-style-name="Normal" style:family="paragraph">
      <style:paragraph-properties fo:text-align="justify"/>
    </style:style>
  </office:automatic-styles>
  <office:body>
    <office:text text:use-soft-page-breaks="true">
      <text:p text:style-name="P1"><text:tab/>Sistema de apoyo para la planificación y monitoreo de proyectos<text:s/></text:p>
      <text:p text:style-name="P2">La solución informática que se<text:s/>pretende obtener como resultado final de este sistema está orientada a facilitar la planificación y seguimiento de proyectos utilizando una metodología ágil es decir basado en iteraciones cortas de tiempo y resultados parciales al final de cada iteración.</text:p>
      <text:p text:style-name="P3"/>
      <text:p text:style-name="P4">A continuación se definen los elementos básicos que son necesarios para la planificación y seguimiento de proyectos: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Propietario (Owner)</text:p>
          </table:table-cell>
          <table:table-cell table:style-name="TableCell16">
            <text:p text:style-name="P17">Miembros</text:p>
          </table:table-cell>
        </table:table-row>
        <table:table-row table:style-name="TableRow18">
          <table:table-cell table:style-name="TableCell19">
            <text:p text:style-name="P20">Proyecto</text:p>
          </table:table-cell>
          <table:table-cell table:style-name="TableCell21">
            <text:p text:style-name="P22">Equipos</text:p>
          </table:table-cell>
        </table:table-row>
        <table:table-row table:style-name="TableRow23">
          <table:table-cell table:style-name="TableCell24">
            <text:p text:style-name="P25">Módulos</text:p>
          </table:table-cell>
          <table:table-cell table:style-name="TableCell26">
            <text:p text:style-name="P27">Eventos</text:p>
          </table:table-cell>
        </table:table-row>
        <table:table-row table:style-name="TableRow28">
          <table:table-cell table:style-name="TableCell29">
            <text:p text:style-name="P30">Historias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Epopeyas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Sprints</text:p>
          </table:table-cell>
          <table:table-cell table:style-name="TableCell41">
            <text:p text:style-name="P42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xter</meta:initial-creator>
    <dc:creator>Dexter</dc:creator>
    <meta:creation-date>2013-11-05T07:22:00Z</meta:creation-date>
    <dc:date>2013-11-05T07:38:00Z</dc:date>
    <meta:template xlink:href="Normal.dotm" xlink:type="simple"/>
    <meta:editing-cycles>3</meta:editing-cycles>
    <meta:editing-duration>PT960S</meta:editing-duration>
    <meta:document-statistic meta:page-count="1" meta:paragraph-count="1" meta:word-count="88" meta:character-count="572" meta:row-count="4" meta:non-whitespace-character-count="485"/>
  </office:meta>
</office:document-meta>
</file>